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2.2313in"/>
    </style:style>
    <style:style style:name="Table1.C" style:family="table-column">
      <style:table-column-properties style:column-width="2.2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2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variant="small-caps" fo:color="#336633" fo:font-size="16pt" style:font-size-asian="16pt" style:font-size-complex="16pt"/>
    </style:style>
    <style:style style:name="T8" style:family="text">
      <style:text-properties fo:font-variant="small-caps" fo:color="#669966" fo:font-size="14pt" style:font-size-asian="14pt" style:font-size-complex="14pt"/>
    </style:style>
    <style:style style:name="T9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0" style:family="text">
      <style:text-properties fo:font-style="italic" style:font-style-asian="italic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T12" style:family="text">
      <style:text-properties fo:font-weight="bold" style:font-weight-asian="bold"/>
    </style:style>
    <style:style style:name="T1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</text:span><text:span text:style-name="T2"><text:line-break/></text:span><text:span text:style-name="T3">Unidad 03. Actividades no evaluables 01</text:span></text:p>
      <text:p text:style-name="P2"><draw:frame draw:style-name="fr1" draw:name="image1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es: Sergi García, Alfredo Oltra</text:span><draw:frame draw:style-name="fr3" draw:name="image2.png" text:anchor-type="char" svg:x="3.7083in" svg:y="0.4583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5"><text:span text:style-name="T7">Unidad 03. Actividades no evaluables 01</text:span></text:p>
      <text:list xml:id="list277325975" text:style-name="WWNum2">
        <text:list-item>
          <text:p text:style-name="P20"><text:bookmark text:name="_dbh0n1vac4c8"/>Ejercicio 01</text:p>
        </text:list-item>
      </text:list>
      <text:p text:style-name="P6">Intenta reflexionar sobre estos conceptos y discútelos en el foro:</text:p>
      <text:list xml:id="list2781897222" text:style-name="WWNum3">
        <text:list-item>
          <text:p text:style-name="P7">En un sistema con <text:span text:style-name="T10">“Entrada y salida Programada”</text:span>, ¿qué estado/s de proceso no son necesarios?</text:p>
        </text:list-item>
        <text:list-item>
          <text:p text:style-name="P9">En un sistema con dos procesadores, ¿qué estado/s de proceso deberían añadirse?</text:p>
        </text:list-item>
      </text:list>
      <text:list xml:id="list345775601703" text:continue-list="list277325975" text:style-name="WWNum2">
        <text:list-item>
          <text:p text:style-name="P20"><text:bookmark text:name="_re680z83lu2j"/>Ejercicio 02</text:p>
        </text:list-item>
      </text:list>
      <text:p text:style-name="Standard">Investiga para Windows y Linux cuál es la mejor configuración de memoria virtual y por qué. Ten cuidado, hay muchas explicaciones antiguas en Internet que son erróneas. Expón tu conclusión en el foro.</text:p>
      <text:p text:style-name="Standard">Si quieres saber más sobre este tema, estos artículos pueden ser útiles:</text:p>
      <text:list xml:id="list1018493878" text:style-name="WWNum1">
        <text:list-item>
          <text:p text:style-name="P11">Parte 1: <text:a xlink:type="simple" xlink:href="https://haydenjames.io/linux-performance-almost-always-add-swap-space/" text:style-name="ListLabel_20_28" text:visited-style-name="ListLabel_20_28"><text:span text:style-name="T11">https://haydenjames.io/linux-performance-almost-always-add-swap-space/</text:span></text:a></text:p>
        </text:list-item>
        <text:list-item>
          <text:p text:style-name="P12">Parte 2: <text:a xlink:type="simple" xlink:href="https://haydenjames.io/linux-performance-almost-always-add-swap-part2-zram/" text:style-name="ListLabel_20_28" text:visited-style-name="ListLabel_20_28"><text:span text:style-name="T11">https://haydenjames.io/linux-performance-almost-always-add-swap-part2-zram/</text:span></text:a></text:p>
        </text:list-item>
      </text:list>
      <text:list xml:id="list344701034233" text:continue-list="list345775601703" text:style-name="WWNum2">
        <text:list-item>
          <text:p text:style-name="P20"><text:bookmark text:name="_y0e68n2aixw3"/>Ejercicio 03</text:p>
        </text:list-item>
      </text:list>
      <text:p text:style-name="P6">Si tienes 4 procesos P1, P2, P3 y P4:</text:p>
      <table:table table:name="Table1" table:style-name="Table1">
        <table:table-column table:style-name="Table1.A" table:number-columns-repeated="2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12">Procesos</text:span></text:p>
          </table:table-cell>
          <table:table-cell table:style-name="Table1.A1" office:value-type="string">
            <text:p text:style-name="P1"><text:span text:style-name="T12">Momento de llegada</text:span></text:p>
          </table:table-cell>
          <table:table-cell table:style-name="Table1.A1" office:value-type="string">
            <text:p text:style-name="P1"><text:span text:style-name="T12">CPU</text:span></text:p>
          </table:table-cell>
        </table:table-row>
        <table:table-row table:style-name="Table1.1">
          <table:table-cell table:style-name="Table1.A2" office:value-type="string">
            <text:p text:style-name="P14">P1</text:p>
          </table:table-cell>
          <table:table-cell table:style-name="Table1.B2" office:value-type="string">
            <text:p text:style-name="P14">1</text:p>
          </table:table-cell>
          <table:table-cell table:style-name="Table1.C2" office:value-type="string">
            <text:p text:style-name="P14">7</text:p>
          </table:table-cell>
        </table:table-row>
        <table:table-row table:style-name="Table1.1">
          <table:table-cell table:style-name="Table1.A3" office:value-type="string">
            <text:p text:style-name="P14">P2</text:p>
          </table:table-cell>
          <table:table-cell table:style-name="Table1.B3" office:value-type="string">
            <text:p text:style-name="P14">4</text:p>
          </table:table-cell>
          <table:table-cell table:style-name="Table1.C3" office:value-type="string">
            <text:p text:style-name="P14">5</text:p>
          </table:table-cell>
        </table:table-row>
        <table:table-row table:style-name="Table1.1">
          <table:table-cell table:style-name="Table1.A4" office:value-type="string">
            <text:p text:style-name="P14">P3</text:p>
          </table:table-cell>
          <table:table-cell table:style-name="Table1.B4" office:value-type="string">
            <text:p text:style-name="P14">3</text:p>
          </table:table-cell>
          <table:table-cell table:style-name="Table1.C4" office:value-type="string">
            <text:p text:style-name="P14">1</text:p>
          </table:table-cell>
        </table:table-row>
        <table:table-row table:style-name="Table1.1">
          <table:table-cell table:style-name="Table1.A5" office:value-type="string">
            <text:p text:style-name="P14">P4</text:p>
          </table:table-cell>
          <table:table-cell table:style-name="Table1.B5" office:value-type="string">
            <text:p text:style-name="P14">2</text:p>
          </table:table-cell>
          <table:table-cell table:style-name="Table1.C5" office:value-type="string">
            <text:p text:style-name="P14">4</text:p>
          </table:table-cell>
        </table:table-row>
      </table:table>
      <text:p text:style-name="P6"/>
      <text:p text:style-name="P6">Muestra el resultado si el “algoritmo del planificador a corto plazo” es:</text:p>
      <text:list xml:id="list2563473813" text:style-name="WWNum4">
        <text:list-item>
          <text:p text:style-name="P8">FIFO</text:p>
        </text:list-item>
        <text:list-item>
          <text:p text:style-name="P10">SRTF</text:p>
        </text:list-item>
        <text:list-item>
          <text:p text:style-name="P10">Round Robin con Quantum=1</text:p>
        </text:list-item>
        <text:list-item>
          <text:p text:style-name="P13">Round Robin con Quantum=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3. Fundamentos de sistemas operativos</text:span></text:p>
      </style:header>
      <style:footer>
        <text:p text:style-name="MP4"><text:span text:style-name="MT1">CFGS DAM/DAW<text:tab/><text:tab/>Unidad 03 - Página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38" meta:word-count="190" meta:character-count="1200" meta:non-whitespace-character-count="1056"/>
    <meta:generator>LibreOfficeDev/6.0.5.2$Linux_X86_64 LibreOffice_project/</meta:generator>
  </office:meta>
</office:document-meta>
</file>